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3.31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6.989cm" fo:min-width="1.913cm" draw:shadow="hidden"/>
    </style:style>
    <style:style style:name="gr3" style:family="graphic" style:parent-style-name="standard">
      <style:graphic-properties draw:fill-color="#dd4814" draw:opacity="50%" draw:textarea-horizontal-align="justify" draw:textarea-vertical-align="middle" draw:auto-grow-height="false" fo:min-height="0.385cm" fo:min-width="1.278cm" draw:shadow="hidden" draw:shadow-opacity="50%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1.659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7cm" fo:min-width="0cm" draw:shadow="hidden"/>
    </style:style>
    <style:style style:name="gr6" style:family="graphic" style:parent-style-name="standard">
      <style:graphic-properties draw:stroke="none" svg:stroke-color="#000000" draw:fill="none" draw:fill-color="#ffffff" fo:min-height="2.163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1.211cm" fo:min-width="2.056cm" draw:shadow="hidden"/>
    </style:style>
    <style:style style:name="gr8" style:family="graphic" style:parent-style-name="standard">
      <style:graphic-properties draw:stroke="none" svg:stroke-color="#000000" draw:fill="none" draw:fill-color="#ffffff" fo:min-height="3.052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-color="#dd4814" draw:opacity="50%"/>
      <style:paragraph-properties fo:text-align="center"/>
    </style:style>
    <style:style style:name="P3" style:family="paragraph">
      <style:text-properties fo:font-size="22pt" style:font-size-asian="18pt" style:font-size-complex="18pt"/>
    </style:style>
    <style:style style:name="P4" style:family="paragraph">
      <loext:graphic-properties draw:fill="none" draw:fill-color="#ffffff"/>
      <style:text-properties fo:font-size="22pt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413cm" svg:x="0.165cm" svg:y="0.492cm">
          <text:p text:style-name="P1">Reference is </text:p>
          <text:p text:style-name="P1">Contaminate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7.239cm" svg:x="5.318cm" svg:y="2.651cm">
          <text:p text:style-name="P1">e.p.1</text:p>
          <text:p text:style-name="P1">e.p.2</text:p>
          <text:p text:style-name="P1">e.p.3</text:p>
          <text:p text:style-name="P1">e.p.4</text:p>
          <text:p text:style-name="P1">e.p.5</text:p>
          <text:p text:style-name="P1">e.p.6</text:p>
          <text:p text:style-name="P1">e.p.7</text:p>
          <text:p text:style-name="P1">e.p. <text:s/>..</text:p>
          <text:p text:style-name="P1">e.p. ..</text:p>
          <text:p text:style-name="P1">e.p. 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7.239cm" svg:x="10.755cm" svg:y="2.651cm">
          <text:p text:style-name="P1">Err 1</text:p>
          <text:p text:style-name="P1">Err 2</text:p>
          <text:p text:style-name="P1">Err 3</text:p>
          <text:p text:style-name="P1">Err 4</text:p>
          <text:p text:style-name="P1">Err 5</text:p>
          <text:p text:style-name="P1">Err 6</text:p>
          <text:p text:style-name="P1">Err 7 </text:p>
          <text:p text:style-name="P1">Err ..</text:p>
          <text:p text:style-name="P1">Err ..</text:p>
          <text:p text:style-name="P1">Err 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78cm" svg:height="0.635cm" svg:x="11.098cm" svg:y="4.1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67cm" svg:height="0.635cm" svg:x="13.149cm" svg:y="4.1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5.577cm" svg:height="6.327cm" svg:x="15.743cm" svg:y="3.54cm">
          <draw:text-box>
            <text:p text:style-name="P3"><text:span text:style-name="T1">Use the corresponding </text:span></text:p>
            <text:p text:style-name="P3"><text:span text:style-name="T1">reference Spectrum for the evaluation</text:span></text:p>
          </draw:text-box>
        </draw:frame>
        <draw:frame draw:style-name="gr6" draw:text-style-name="P5" draw:layer="layout" svg:width="6.223cm" svg:height="2.413cm" svg:x="3.032cm" svg:y="10.271cm">
          <draw:text-box>
            <text:p>External parameter </text:p>
            <text:p>for all considerated references</text:p>
          </draw:text-box>
        </draw:frame>
        <draw:custom-shape draw:style-name="gr7" draw:text-style-name="P1" draw:layer="layout" svg:width="2.921cm" svg:height="2.921cm" svg:x="7.985cm" svg:y="4.429cm">
          <text:p text:style-name="P1">err(e.p.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5" draw:layer="layout" svg:width="3.81cm" svg:height="3.302cm" svg:x="1cm" svg:y="4.683cm">
          <draw:text-box>
            <text:p>All References <text:s/>± 2 weeks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7:37:36.869726315</meta:creation-date>
    <dc:date>2018-02-01T17:57:49.165993988</dc:date>
    <meta:editing-duration>PT20S</meta:editing-duration>
    <meta:editing-cycles>1</meta:editing-cycles>
    <meta:document-statistic meta:object-count="9"/>
    <meta:generator>LibreOffice/5.1.6.2$Linux_X86_64 LibreOffice_project/10m0$Build-2</meta:generator>
  </office:meta>
</office:document-meta>
</file>